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52d91" style:font-size-asian="12pt" style:font-size-complex="12pt"/>
    </style:style>
    <style:style style:name="P2" style:family="paragraph" style:parent-style-name="Standard">
      <style:text-properties fo:font-size="12pt" officeooo:rsid="00152d91" officeooo:paragraph-rsid="00152d91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c0951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c8f89" officeooo:paragraph-rsid="001e32e2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f363e" officeooo:paragraph-rsid="001f363e" style:font-size-asian="12pt" style:font-size-complex="12pt"/>
    </style:style>
    <style:style style:name="P6" style:family="paragraph" style:parent-style-name="Standard">
      <style:text-properties fo:font-size="12pt" officeooo:rsid="000ac303" officeooo:paragraph-rsid="000ac303" style:font-size-asian="12pt" style:font-size-complex="12pt"/>
    </style:style>
    <style:style style:name="P7" style:family="paragraph" style:parent-style-name="Standard">
      <style:text-properties fo:font-size="12pt" officeooo:rsid="000f2f2a" officeooo:paragraph-rsid="000f2f2a" style:font-size-asian="12pt" style:font-size-complex="12pt"/>
    </style:style>
    <style:style style:name="P8" style:family="paragraph" style:parent-style-name="Standard">
      <style:text-properties fo:font-size="12pt" officeooo:rsid="0010a70e" officeooo:paragraph-rsid="0010a70e" style:font-size-asian="12pt" style:font-size-complex="12pt"/>
    </style:style>
    <style:style style:name="P9" style:family="paragraph" style:parent-style-name="Standard">
      <style:text-properties fo:font-size="12pt" officeooo:rsid="0010da07" officeooo:paragraph-rsid="0010da07" style:font-size-asian="12pt" style:font-size-complex="12pt"/>
    </style:style>
    <style:style style:name="P10" style:family="paragraph" style:parent-style-name="Standard">
      <style:text-properties fo:font-size="12pt" officeooo:rsid="001162d4" officeooo:paragraph-rsid="001162d4" style:font-size-asian="12pt" style:font-size-complex="12pt"/>
    </style:style>
    <style:style style:name="P11" style:family="paragraph" style:parent-style-name="Standard">
      <style:text-properties fo:font-size="12pt" officeooo:rsid="00133a3d" officeooo:paragraph-rsid="00133a3d" style:font-size-asian="12pt" style:font-size-complex="12pt"/>
    </style:style>
    <style:style style:name="P12" style:family="paragraph" style:parent-style-name="Standard">
      <style:text-properties fo:font-size="12pt" officeooo:rsid="00134f1f" officeooo:paragraph-rsid="00134f1f" style:font-size-asian="12pt" style:font-size-complex="12pt"/>
    </style:style>
    <style:style style:name="P13" style:family="paragraph" style:parent-style-name="Standard">
      <style:text-properties fo:font-size="12pt" officeooo:rsid="0013c95b" officeooo:paragraph-rsid="0013c95b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7853f" officeooo:paragraph-rsid="0037853f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bc243" officeooo:paragraph-rsid="003bc243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413eb8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a20e9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c0951" officeooo:paragraph-rsid="001c0951" style:font-size-asian="12pt" style:font-style-asian="normal" style:font-weight-asian="normal" style:font-size-complex="12pt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52d91" officeooo:paragraph-rsid="001c0951" style:font-size-asian="12pt" style:font-style-asian="normal" style:font-weight-asian="normal" style:font-size-complex="12pt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c8f89" officeooo:paragraph-rsid="001c8f89" style:font-size-asian="12pt" style:font-style-asian="normal" style:font-weight-asian="normal" style:font-size-complex="12pt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e32e2" officeooo:paragraph-rsid="001e32e2" style:font-size-asian="12pt" style:font-style-asian="normal" style:font-weight-asian="normal" style:font-size-complex="12pt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fe3df" officeooo:paragraph-rsid="001fe3df" style:font-size-asian="12pt" style:font-style-asian="normal" style:font-weight-asian="normal" style:font-size-complex="12pt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27a9f" officeooo:paragraph-rsid="00227a9f" style:font-size-asian="12pt" style:font-style-asian="normal" style:font-weight-asian="normal" style:font-size-complex="12pt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75090" officeooo:paragraph-rsid="00275090" style:font-size-asian="12pt" style:font-style-asian="normal" style:font-weight-asian="normal" style:font-size-complex="12pt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27a9f" officeooo:paragraph-rsid="00227a9f" style:font-size-asian="12pt" style:font-style-asian="normal" style:font-weight-asian="normal" style:font-size-complex="12pt" style:font-weight-complex="normal"/>
    </style:style>
    <style:style style:name="P2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f67e8" officeooo:paragraph-rsid="002f67e8" style:font-size-asian="12pt" style:font-style-asian="normal" style:font-weight-asian="normal" style:font-size-complex="12pt"/>
    </style:style>
    <style:style style:name="P2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2b85f0" officeooo:paragraph-rsid="002b85f0" style:font-size-asian="12pt" style:font-style-asian="normal" style:font-weight-asian="bold" style:font-size-complex="12pt" style:font-weight-complex="bold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275090" officeooo:paragraph-rsid="00275090" style:font-size-asian="12pt" style:font-style-asian="normal" style:font-weight-asian="bold" style:font-size-complex="12pt" style:font-weight-complex="bold"/>
    </style:style>
    <style:style style:name="P3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389953" officeooo:paragraph-rsid="003bc243" style:font-size-asian="12pt" style:font-style-asian="normal" style:font-weight-asian="normal" style:font-size-complex="12pt"/>
    </style:style>
    <style:style style:name="P3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3bc243" officeooo:paragraph-rsid="003bc243" style:font-size-asian="12pt" style:font-style-asian="normal" style:font-weight-asian="normal" style:font-size-complex="12pt"/>
    </style:style>
    <style:style style:name="P3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413eb8" officeooo:paragraph-rsid="00413eb8" style:font-size-asian="12pt" style:font-style-asian="normal" style:font-weight-asian="normal" style:font-size-complex="12pt" style:font-weight-complex="normal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497078" officeooo:paragraph-rsid="00497078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5299b5" officeooo:paragraph-rsid="005299b5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5299b5" officeooo:paragraph-rsid="005299b5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3f9942" officeooo:paragraph-rsid="003f9942" style:font-size-asian="12pt" style:font-style-asian="normal" style:font-weight-asian="bold" style:font-size-complex="12pt" style:font-weight-complex="bold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4bc0e3" officeooo:paragraph-rsid="00497078" style:font-size-asian="12pt" style:font-style-asian="normal" style:font-weight-asian="bold" style:font-size-complex="12pt" style:font-weight-complex="bold"/>
    </style:style>
    <style:style style:name="P3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5299b5" officeooo:paragraph-rsid="005299b5" style:font-size-asian="12pt" style:font-style-asian="normal" style:font-weight-asian="bold" style:font-size-complex="12pt" style:font-weight-complex="bold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3fbd5" officeooo:paragraph-rsid="004e119a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4ff8ea" officeooo:paragraph-rsid="004ff8ea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33fbd5" officeooo:paragraph-rsid="004e119a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4ff8ea" officeooo:paragraph-rsid="004ff8ea" style:font-size-asian="12pt" style:font-weight-asian="bold" style:font-size-complex="12pt" style:font-weight-complex="bold"/>
    </style:style>
    <style:style style:name="T1" style:family="text">
      <style:text-properties officeooo:rsid="000cbf7a"/>
    </style:style>
    <style:style style:name="T2" style:family="text">
      <style:text-properties officeooo:rsid="000e04ee"/>
    </style:style>
    <style:style style:name="T3" style:family="text">
      <style:text-properties officeooo:rsid="000f1aa6"/>
    </style:style>
    <style:style style:name="T4" style:family="text">
      <style:text-properties officeooo:rsid="000f4b10"/>
    </style:style>
    <style:style style:name="T5" style:family="text">
      <style:text-properties officeooo:rsid="00101266"/>
    </style:style>
    <style:style style:name="T6" style:family="text">
      <style:text-properties officeooo:rsid="0011cb58"/>
    </style:style>
    <style:style style:name="T7" style:family="text">
      <style:text-properties fo:color="#805900" loext:opacity="100%"/>
    </style:style>
    <style:style style:name="T8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805900" loext:opacity="100%" style:font-name="JetBrains Mono" fo:font-style="normal" style:font-style-asian="normal"/>
    </style:style>
    <style:style style:name="T10" style:family="text">
      <style:text-properties fo:color="#805900" loext:opacity="100%" fo:font-size="19pt" fo:font-weight="normal" style:font-size-asian="19pt" style:font-weight-asian="normal"/>
    </style:style>
    <style:style style:name="T11" style:family="text">
      <style:text-properties fo:color="#805900" loext:opacity="100%" fo:font-size="19pt" style:font-size-asian="19pt"/>
    </style:style>
    <style:style style:name="T12" style:family="text">
      <style:text-properties fo:color="#805900" loext:opacity="100%" fo:font-weight="normal" style:font-weight-asian="normal"/>
    </style:style>
    <style:style style:name="T13" style:family="text">
      <style:text-properties fo:color="#805900" loext:opacity="100%"/>
    </style:style>
    <style:style style:name="T14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080808" loext:opacity="100%" style:font-name="JetBrains Mono" fo:font-style="normal" fo:font-weight="normal" officeooo:rsid="001e32e2" style:font-style-asian="normal" style:font-weight-asian="normal"/>
    </style:style>
    <style:style style:name="T16" style:family="text">
      <style:text-properties fo:color="#080808" loext:opacity="100%" style:font-name="JetBrains Mono" fo:font-style="normal" fo:font-weight="normal" officeooo:rsid="0037853f" style:font-style-asian="normal" style:font-weight-asian="normal"/>
    </style:style>
    <style:style style:name="T17" style:family="text">
      <style:text-properties fo:color="#080808" loext:opacity="100%" style:font-name="JetBrains Mono" fo:font-style="normal" fo:font-weight="normal" officeooo:rsid="00389953" style:font-style-asian="normal" style:font-weight-asian="normal"/>
    </style:style>
    <style:style style:name="T18" style:family="text">
      <style:text-properties fo:color="#080808" loext:opacity="100%" style:font-name="JetBrains Mono" fo:font-style="normal" fo:font-weight="normal" style:font-style-asian="normal" style:font-weight-asian="normal" style:font-weight-complex="normal"/>
    </style:style>
    <style:style style:name="T19" style:family="text">
      <style:text-properties fo:color="#080808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20" style:family="text">
      <style:text-properties fo:color="#080808" loext:opacity="100%" style:font-name="JetBrains Mono" fo:font-style="normal" fo:font-weight="normal" officeooo:rsid="0042978c" style:font-style-asian="normal" style:font-weight-asian="normal" style:font-weight-complex="normal"/>
    </style:style>
    <style:style style:name="T21" style:family="text">
      <style:text-properties fo:color="#080808" loext:opacity="100%" style:font-name="JetBrains Mono" fo:font-style="normal" fo:font-weight="normal" officeooo:rsid="004a20e9" style:font-style-asian="normal" style:font-weight-asian="normal" style:font-weight-complex="normal"/>
    </style:style>
    <style:style style:name="T22" style:family="text">
      <style:text-properties fo:color="#080808" loext:opacity="100%" style:font-name="JetBrains Mono" fo:font-style="normal" fo:font-weight="normal" officeooo:rsid="00468dad" style:font-style-asian="normal" style:font-weight-asian="normal"/>
    </style:style>
    <style:style style:name="T23" style:family="text">
      <style:text-properties fo:color="#080808" loext:opacity="100%" style:font-name="JetBrains Mono" fo:font-style="normal" fo:font-weight="normal" officeooo:rsid="0047e7b7" style:font-style-asian="normal" style:font-weight-asian="normal"/>
    </style:style>
    <style:style style:name="T24" style:family="text">
      <style:text-properties fo:color="#080808" loext:opacity="100%" style:font-name="JetBrains Mono" fo:font-style="normal" style:font-style-asian="normal"/>
    </style:style>
    <style:style style:name="T25" style:family="text">
      <style:text-properties fo:color="#080808" loext:opacity="100%" style:font-name="JetBrains Mono" fo:font-style="normal" style:font-style-asian="normal"/>
    </style:style>
    <style:style style:name="T26" style:family="text">
      <style:text-properties fo:color="#080808" loext:opacity="100%" style:font-name="JetBrains Mono" fo:font-style="normal" officeooo:rsid="003481a5" style:font-style-asian="normal"/>
    </style:style>
    <style:style style:name="T27" style:family="text">
      <style:text-properties fo:color="#36666b" loext:opacity="100%"/>
    </style:style>
    <style:style style:name="T28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29" style:family="text">
      <style:text-properties fo:color="#36666b" loext:opacity="100%" style:font-name="JetBrains Mono" fo:font-style="normal" style:font-style-asian="normal"/>
    </style:style>
    <style:style style:name="T30" style:family="text">
      <style:text-properties fo:color="#36666b" loext:opacity="100%" fo:font-size="19pt" fo:font-weight="normal" style:font-size-asian="19pt" style:font-weight-asian="normal"/>
    </style:style>
    <style:style style:name="T31" style:family="text">
      <style:text-properties fo:color="#36666b" loext:opacity="100%" fo:font-size="19pt" style:font-size-asian="19pt"/>
    </style:style>
    <style:style style:name="T32" style:family="text">
      <style:text-properties fo:color="#36666b" loext:opacity="100%" fo:font-weight="normal" style:font-weight-asian="normal"/>
    </style:style>
    <style:style style:name="T33" style:family="text">
      <style:text-properties fo:color="#36666b" loext:opacity="100%"/>
    </style:style>
    <style:style style:name="T34" style:family="text">
      <style:text-properties fo:color="#067d17" loext:opacity="100%"/>
    </style:style>
    <style:style style:name="T35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36" style:family="text">
      <style:text-properties fo:color="#067d17" loext:opacity="100%" fo:font-size="19pt" style:font-size-asian="19pt"/>
    </style:style>
    <style:style style:name="T37" style:family="text">
      <style:text-properties fo:color="#067d17" loext:opacity="100%"/>
    </style:style>
    <style:style style:name="T38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39" style:family="text">
      <style:text-properties fo:color="#0037a6" loext:opacity="100%" style:font-name="JetBrains Mono" fo:font-style="normal" fo:font-weight="normal" officeooo:rsid="001c0951" style:font-style-asian="normal" style:font-weight-asian="normal"/>
    </style:style>
    <style:style style:name="T40" style:family="text">
      <style:text-properties fo:color="#000000" loext:opacity="100%"/>
    </style:style>
    <style:style style:name="T41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42" style:family="text">
      <style:text-properties fo:color="#000000" loext:opacity="100%" style:font-name="JetBrains Mono" fo:font-style="normal" fo:font-weight="normal" officeooo:rsid="00389953" style:font-style-asian="normal" style:font-weight-asian="normal"/>
    </style:style>
    <style:style style:name="T43" style:family="text">
      <style:text-properties fo:color="#000000" loext:opacity="100%" style:font-name="JetBrains Mono" fo:font-style="normal" fo:font-weight="normal" style:font-style-asian="normal" style:font-weight-asian="normal" style:font-weight-complex="normal"/>
    </style:style>
    <style:style style:name="T44" style:family="text">
      <style:text-properties fo:color="#000000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45" style:family="text">
      <style:text-properties fo:color="#000000" loext:opacity="100%" style:font-name="JetBrains Mono" fo:font-style="normal" fo:font-weight="normal" officeooo:rsid="0042978c" style:font-style-asian="normal" style:font-weight-asian="normal" style:font-weight-complex="normal"/>
    </style:style>
    <style:style style:name="T46" style:family="text">
      <style:text-properties fo:color="#000000" loext:opacity="100%" style:font-name="JetBrains Mono" fo:font-style="normal" fo:font-weight="normal" officeooo:rsid="00468dad" style:font-style-asian="normal" style:font-weight-asian="normal"/>
    </style:style>
    <style:style style:name="T47" style:family="text">
      <style:text-properties fo:color="#000000" loext:opacity="100%" style:font-name="JetBrains Mono" fo:font-style="normal" style:font-style-asian="normal"/>
    </style:style>
    <style:style style:name="T48" style:family="text">
      <style:text-properties fo:color="#000000" loext:opacity="100%" style:font-name="JetBrains Mono" fo:font-style="normal" officeooo:rsid="00509148" style:font-style-asian="normal"/>
    </style:style>
    <style:style style:name="T49" style:family="text">
      <style:text-properties fo:color="#000000" loext:opacity="100%" fo:font-size="19pt" fo:font-weight="normal" style:font-size-asian="19pt" style:font-weight-asian="normal"/>
    </style:style>
    <style:style style:name="T50" style:family="text">
      <style:text-properties fo:color="#000000" loext:opacity="100%" fo:font-size="19pt" style:font-size-asian="19pt"/>
    </style:style>
    <style:style style:name="T51" style:family="text">
      <style:text-properties fo:color="#000000" loext:opacity="100%" fo:font-weight="normal" style:font-weight-asian="normal"/>
    </style:style>
    <style:style style:name="T52" style:family="text">
      <style:text-properties fo:color="#000000" loext:opacity="100%"/>
    </style:style>
    <style:style style:name="T53" style:family="text">
      <style:text-properties fo:color="#0033b3" loext:opacity="100%"/>
    </style:style>
    <style:style style:name="T54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55" style:family="text">
      <style:text-properties fo:color="#0033b3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56" style:family="text">
      <style:text-properties fo:color="#0033b3" loext:opacity="100%" style:font-name="JetBrains Mono" fo:font-style="normal" fo:font-weight="normal" officeooo:rsid="0042978c" style:font-style-asian="normal" style:font-weight-asian="normal" style:font-weight-complex="normal"/>
    </style:style>
    <style:style style:name="T57" style:family="text">
      <style:text-properties fo:color="#0033b3" loext:opacity="100%" style:font-name="JetBrains Mono" fo:font-style="normal" style:font-style-asian="normal"/>
    </style:style>
    <style:style style:name="T58" style:family="text">
      <style:text-properties fo:color="#0033b3" loext:opacity="100%" fo:font-size="19pt" fo:font-weight="normal" style:font-size-asian="19pt" style:font-weight-asian="normal"/>
    </style:style>
    <style:style style:name="T59" style:family="text">
      <style:text-properties fo:color="#0033b3" loext:opacity="100%" fo:font-size="19pt" style:font-size-asian="19pt"/>
    </style:style>
    <style:style style:name="T60" style:family="text">
      <style:text-properties fo:color="#0033b3" loext:opacity="100%" fo:font-weight="normal" style:font-weight-asian="normal"/>
    </style:style>
    <style:style style:name="T61" style:family="text">
      <style:text-properties fo:color="#0033b3" loext:opacity="100%"/>
    </style:style>
    <style:style style:name="T62" style:family="text">
      <style:text-properties fo:color="#1750eb" loext:opacity="100%"/>
    </style:style>
    <style:style style:name="T63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64" style:family="text">
      <style:text-properties fo:color="#1750eb" loext:opacity="100%" style:font-name="JetBrains Mono" fo:font-style="normal" style:font-style-asian="normal"/>
    </style:style>
    <style:style style:name="T65" style:family="text">
      <style:text-properties fo:color="#1750eb" loext:opacity="100%" fo:font-size="19pt" fo:font-weight="normal" style:font-size-asian="19pt" style:font-weight-asian="normal"/>
    </style:style>
    <style:style style:name="T66" style:family="text">
      <style:text-properties fo:color="#1750eb" loext:opacity="100%" fo:font-weight="normal" style:font-weight-asian="normal"/>
    </style:style>
    <style:style style:name="T67" style:family="text">
      <style:text-properties officeooo:rsid="002c6220"/>
    </style:style>
    <style:style style:name="T68" style:family="text">
      <style:text-properties fo:color="#708c00" loext:opacity="100%"/>
    </style:style>
    <style:style style:name="T69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70" style:family="text">
      <style:text-properties fo:color="#00627a" loext:opacity="100%" style:font-name="JetBrains Mono" fo:font-style="normal" fo:font-weight="normal" officeooo:rsid="00413eb8" style:font-style-asian="normal" style:font-weight-asian="normal" style:font-weight-complex="normal"/>
    </style:style>
    <style:style style:name="T71" style:family="text">
      <style:text-properties fo:color="#00627a" loext:opacity="100%" style:font-name="JetBrains Mono" fo:font-style="normal" style:font-style-asian="normal"/>
    </style:style>
    <style:style style:name="T72" style:family="text">
      <style:text-properties fo:color="#00627a" loext:opacity="100%" fo:font-size="19pt" fo:font-weight="normal" style:font-size-asian="19pt" style:font-weight-asian="normal"/>
    </style:style>
    <style:style style:name="T73" style:family="text">
      <style:text-properties fo:color="#00627a" loext:opacity="100%" fo:font-size="19pt" style:font-size-asian="19pt"/>
    </style:style>
    <style:style style:name="T74" style:family="text">
      <style:text-properties fo:color="#00627a" loext:opacity="100%" fo:font-weight="normal" style:font-weight-asian="normal"/>
    </style:style>
    <style:style style:name="T75" style:family="text">
      <style:text-properties fo:color="#00627a" loext:opacity="100%"/>
    </style:style>
    <style:style style:name="T76" style:family="text">
      <style:text-properties fo:color="#336ecc" loext:opacity="100%" fo:font-size="19pt" fo:font-weight="normal" style:font-size-asian="19pt" style:font-weight-asian="normal"/>
    </style:style>
    <style:style style:name="T77" style:family="text">
      <style:text-properties fo:color="#336ecc" loext:opacity="100%" fo:font-size="19pt" style:font-size-asian="19pt"/>
    </style:style>
    <style:style style:name="T78" style:family="text">
      <style:text-properties fo:color="#336ecc" loext:opacity="100%" fo:font-weight="normal" style:font-weight-asian="normal"/>
    </style:style>
    <style:style style:name="T79" style:family="text">
      <style:text-properties fo:color="#336ecc" loext:opacity="100%"/>
    </style:style>
    <style:style style:name="T80" style:family="text">
      <style:text-properties fo:font-size="19pt" fo:font-weight="normal" style:font-size-asian="19pt" style:font-weight-asian="normal"/>
    </style:style>
    <style:style style:name="T81" style:family="text">
      <style:text-properties fo:font-size="19pt" style:font-size-asian="19pt"/>
    </style:style>
    <style:style style:name="T82" style:family="text">
      <style:text-properties fo:font-weight="normal" style:font-weight-asian="normal"/>
    </style:style>
    <style:style style:name="T83" style:family="text">
      <style:text-properties fo:color="#8c8c8c" loext:opacity="100%" fo:font-size="19pt" fo:font-style="italic" style:font-size-asian="19pt" style:font-style-asian="italic"/>
    </style:style>
    <style:style style:name="T84" style:family="text">
      <style:text-properties fo:color="#8c8c8c" loext:opacity="100%" fo:font-style="italic" style:font-style-asian="italic"/>
    </style:style>
    <style:style style:name="T85" style:family="text">
      <style:text-properties fo:color="#008a91" loext:opacity="100%" fo:font-size="19pt" style:font-size-asian="19pt"/>
    </style:style>
    <style:style style:name="T86" style:family="text">
      <style:text-properties fo:color="#008a91" loext:opacity="100%"/>
    </style:style>
    <style:style style:name="T87" style:family="text">
      <style:text-properties fo:color="#286d73" loext:opacity="100%" fo:font-size="19pt" style:font-size-asian="19pt"/>
    </style:style>
    <style:style style:name="T88" style:family="text">
      <style:text-properties fo:color="#286d7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er types: (uint8 or <text:span text:style-name="T1">byte</text:span>), unint16, unint32, uint64, int8, int16, <text:span text:style-name="T2">(</text:span>int32 <text:span text:style-name="T3">or</text:span> <text:span text:style-name="T2">rune)</text:span>, int64.</text:p>
      <text:p text:style-name="P7">Floating point type: <text:span text:style-name="T4">float32 </text:span><text:span text:style-name="T5">(single precision)</text:span><text:span text:style-name="T4">, float64 </text:span><text:span text:style-name="T5">(double precision)</text:span></text:p>
      <text:p text:style-name="P8">Complex number: complex32, complex64</text:p>
      <text:p text:style-name="P9">String- one character one byte</text:p>
      <text:p text:style-name="P10">Boolean- 1bit integer <text:span text:style-name="T6">(support three logical operators &amp;&amp;, ||, !)</text:span></text:p>
      <text:p text:style-name="P11">a :=2 (machine native)</text:p>
      <text:p text:style-name="P11">a =2 (Interpreted)</text:p>
      <text:p text:style-name="P11"/>
      <text:p text:style-name="P12">For declaring variable anywhere:</text:p>
      <text:p text:style-name="P12">var a int</text:p>
      <text:p text:style-name="P12">var (</text:p>
      <text:p text:style-name="P12"><text:tab/>b=2</text:p>
      <text:p text:style-name="P12"><text:tab/>f=2.01</text:p>
      <text:p text:style-name="P12">)</text:p>
      <text:p text:style-name="P13">Only inside functions:</text:p>
      <text:p text:style-name="P13"><text:tab/>c := 2</text:p>
      <text:p text:style-name="P2">To print type and value of variable c:</text:p>
      <text:p text:style-name="P1"><text:span text:style-name="T8">fmt</text:span><text:span text:style-name="T14">.</text:span><text:span text:style-name="T28">Printf</text:span><text:span text:style-name="T14">(</text:span><text:span text:style-name="T35">"</text:span><text:span text:style-name="T38">%T %v</text:span><text:span text:style-name="T35">"</text:span><text:span text:style-name="T14">, </text:span><text:span text:style-name="T41">c</text:span><text:span text:style-name="T14">, </text:span><text:span text:style-name="T41">c</text:span><text:span text:style-name="T14">)</text:span></text:p>
      <text:p text:style-name="P20">also can use,</text:p>
      <text:p text:style-name="P3"><text:span text:style-name="T8">fmt</text:span><text:span text:style-name="T14">.</text:span><text:span text:style-name="T28">Printf</text:span><text:span text:style-name="T14">(</text:span><text:span text:style-name="T35">"</text:span><text:span text:style-name="T38">%T %</text:span><text:span text:style-name="T39">[1]</text:span><text:span text:style-name="T38">v</text:span><text:span text:style-name="T35">"</text:span><text:span text:style-name="T14">, </text:span><text:span text:style-name="T41">c</text:span><text:span text:style-name="T14">)</text:span></text:p>
      <text:p text:style-name="P21"/>
      <text:p text:style-name="P22">can not automatically convert from one type to another-</text:p>
      <text:p text:style-name="P22">a:=2</text:p>
      <text:p text:style-name="P22">b:=2.1</text:p>
      <text:p text:style-name="P4"><text:span text:style-name="T14">so we can not write a=b </text:span><text:span text:style-name="T15">directly we need to explicitly convert the type,</text:span></text:p>
      <text:p text:style-name="P23">a=int(b) //like this</text:p>
      <text:p text:style-name="P5"><text:span text:style-name="T15">b</text:span><text:span text:style-name="T14">oolean can’t be converted or receive conversion</text:span></text:p>
      <text:p text:style-name="P24">constants can be only number, boolean and strings</text:p>
      <text:p text:style-name="P25">use const keyword before variable name to declare variable as constant</text:p>
      <text:p text:style-name="P25"/>
      <text:p text:style-name="P29">Cannot <text:span text:style-name="T67">do arithmetic operations with different datatype</text:span></text:p>
      <text:p text:style-name="P27"/>
      <text:p text:style-name="P30">Array:</text:p>
      <text:p text:style-name="P26"><text:span text:style-name="T53">var </text:span><text:span text:style-name="T40">arr </text:span>[<text:span text:style-name="T62">5</text:span>]<text:span text:style-name="T53">int</text:span><text:line-break/><text:span text:style-name="T40">arr</text:span>[<text:span text:style-name="T62">4</text:span>] = <text:span text:style-name="T62">100</text:span><text:line-break/><text:span text:style-name="T7">fmt</text:span>.<text:span text:style-name="T27">Println</text:span>(<text:span text:style-name="T40">arr</text:span>)</text:p>
      <text:p text:style-name="P26"/>
      <text:p text:style-name="P28">Also can do like this</text:p>
      <text:p text:style-name="P26"><text:span text:style-name="T40">brr </text:span>:= [<text:span text:style-name="T62">5</text:span>]<text:span text:style-name="T53">float64</text:span>{<text:span text:style-name="T62">98</text:span>, <text:span text:style-name="T62">92</text:span>, <text:span text:style-name="T62">93</text:span>}</text:p>
      <text:p text:style-name="P26">printing array:</text:p>
      <text:p text:style-name="P26"><text:span text:style-name="T7">fmt</text:span>.<text:span text:style-name="T27">Println</text:span>(<text:span text:style-name="T40">arr</text:span>)<text:line-break/><text:span text:style-name="T53">for </text:span><text:span text:style-name="T40">index</text:span>, <text:span text:style-name="T68">i </text:span>:= <text:span text:style-name="T53">range </text:span><text:span text:style-name="T40">arr </text:span>{<text:line-break/><text:tab/><text:span text:style-name="T7">fmt</text:span>.<text:span text:style-name="T27">Println</text:span>(<text:span text:style-name="T40">index</text:span>, <text:span text:style-name="T34">"="</text:span>, <text:span text:style-name="T68">i</text:span>)<text:line-break/>}<text:line-break/><text:span text:style-name="T53">for </text:span><text:span text:style-name="T40">_</text:span>, <text:span text:style-name="T68">i </text:span>:= <text:span text:style-name="T53">range </text:span><text:span text:style-name="T40">arr </text:span>{<text:line-break/><text:tab/><text:span text:style-name="T7">fmt</text:span>.<text:span text:style-name="T27">Println</text:span>(<text:span text:style-name="T68">i</text:span>)<text:line-break/>}</text:p>
      <text:p text:style-name="P26"/>
      <text:p text:style-name="P30">Slice:</text:p>
      <text:p text:style-name="P14"><text:span text:style-name="T41">slice1 </text:span><text:span text:style-name="T14">:= []</text:span><text:span text:style-name="T54">int</text:span><text:span text:style-name="T14">{</text:span><text:span text:style-name="T63">1</text:span><text:span text:style-name="T14">, </text:span><text:span text:style-name="T63">2</text:span><text:span text:style-name="T14">, </text:span><text:span text:style-name="T63">3</text:span><text:span text:style-name="T14">}<text:line-break/></text:span><text:span text:style-name="T41">slice1 </text:span><text:span text:style-name="T14">= </text:span><text:span text:style-name="T54">append</text:span><text:span text:style-name="T14">(</text:span><text:span text:style-name="T41">slice1</text:span><text:span text:style-name="T14">, </text:span><text:span text:style-name="T63">4</text:span><text:span text:style-name="T14">, </text:span><text:span text:style-name="T63">5</text:span><text:span text:style-name="T14">)<text:line-break/></text:span><text:span text:style-name="T8">fmt</text:span><text:span text:style-name="T14">.</text:span><text:span text:style-name="T28">Println</text:span><text:span text:style-name="T14">(</text:span><text:span text:style-name="T41">slice1</text:span><text:span text:style-name="T14">)</text:span></text:p>
      <text:p text:style-name="P14"><text:soft-page-break/><text:span text:style-name="T41">slice1 </text:span><text:span text:style-name="T14">:= </text:span><text:span text:style-name="T69">make</text:span><text:span text:style-name="T14">([]</text:span><text:span text:style-name="T54">int</text:span><text:span text:style-name="T14">, </text:span><text:span text:style-name="T63">2</text:span><text:span text:style-name="T14">) //This will create slice with </text:span><text:span text:style-name="T16">two</text:span><text:span text:style-name="T14"> 0</text:span></text:p>
      <text:p text:style-name="P14"><text:span text:style-name="T41">slice2 </text:span><text:span text:style-name="T14">:= </text:span><text:span text:style-name="T69">make</text:span><text:span text:style-name="T14">([]</text:span><text:span text:style-name="T54">int</text:span><text:span text:style-name="T14">, </text:span><text:span text:style-name="T63">0</text:span><text:span text:style-name="T14">, </text:span><text:span text:style-name="T63">5</text:span><text:span text:style-name="T14">)</text:span></text:p>
      <text:p text:style-name="P15"><text:span text:style-name="T14">This will create zero length with capacity 5 </text:span><text:span text:style-name="T17">though we can append more than the capacity</text:span></text:p>
      <text:p text:style-name="P31"/>
      <text:p text:style-name="P16"><text:span text:style-name="T42">slice3 </text:span><text:span text:style-name="T14">:= []</text:span><text:span text:style-name="T54">int</text:span><text:span text:style-name="T14">{</text:span><text:span text:style-name="T63">1</text:span><text:span text:style-name="T14">, </text:span><text:span text:style-name="T63">2</text:span><text:span text:style-name="T14">, </text:span><text:span text:style-name="T63">3</text:span><text:span text:style-name="T14">, </text:span><text:span text:style-name="T63">4</text:span><text:span text:style-name="T14">}</text:span><text:line-break/><text:span text:style-name="T41">slice4 </text:span><text:span text:style-name="T14">:= </text:span><text:span text:style-name="T69">make</text:span><text:span text:style-name="T14">([]</text:span><text:span text:style-name="T54">int</text:span><text:span text:style-name="T14">, </text:span><text:span text:style-name="T63">2</text:span><text:span text:style-name="T14">)</text:span><text:line-break/><text:span text:style-name="T54">copy</text:span><text:span text:style-name="T14">(</text:span><text:span text:style-name="T41">slice4</text:span><text:span text:style-name="T14">, </text:span><text:span text:style-name="T41">slice3</text:span><text:span text:style-name="T14">)</text:span><text:line-break/><text:span text:style-name="T8">fmt</text:span><text:span text:style-name="T14">.</text:span><text:span text:style-name="T28">Println</text:span><text:span text:style-name="T14">(</text:span><text:span text:style-name="T41">slice3</text:span><text:span text:style-name="T14">)</text:span><text:line-break/><text:span text:style-name="T8">fmt</text:span><text:span text:style-name="T14">.</text:span><text:span text:style-name="T28">Println</text:span><text:span text:style-name="T14">(</text:span><text:span text:style-name="T41">slice4</text:span><text:span text:style-name="T14">)</text:span></text:p>
      <text:p text:style-name="P16"><text:span text:style-name="T17">H</text:span><text:span text:style-name="T14">ere, slice4 will have [1,2] because it has length 2 so only first two elements were copied.</text:span></text:p>
      <text:p text:style-name="P32"/>
      <text:p text:style-name="P37">Map:</text:p>
      <text:p text:style-name="P33">Map is an unordered collection of key-value pair</text:p>
      <text:p text:style-name="P17"><text:span text:style-name="T55">var </text:span><text:span text:style-name="T44">mp </text:span><text:span text:style-name="T19">= </text:span><text:span text:style-name="T70">make</text:span><text:span text:style-name="T19">(</text:span><text:span text:style-name="T55">map</text:span><text:span text:style-name="T19">[</text:span><text:span text:style-name="T55">string</text:span><text:span text:style-name="T19">]</text:span><text:span text:style-name="T55">int</text:span><text:span text:style-name="T19">) // </text:span><text:span text:style-name="T20">Here declared a map with <text:s/>key: string and value:int</text:span></text:p>
      <text:p text:style-name="P17"><text:span text:style-name="T56">delete</text:span><text:span text:style-name="T14">(</text:span><text:span text:style-name="T46">map_name</text:span><text:span text:style-name="T14">,</text:span><text:span text:style-name="T22">key</text:span><text:span text:style-name="T14"> ) //</text:span><text:span text:style-name="T22">To delete from map</text:span></text:p>
      <text:p text:style-name="P17"><text:span text:style-name="T45">name</text:span><text:span text:style-name="T14">, </text:span><text:span text:style-name="T41">ok </text:span><text:span text:style-name="T14">:= </text:span><text:span text:style-name="T41">mp</text:span><text:span text:style-name="T14">[</text:span><text:span text:style-name="T35">"hi"</text:span><text:span text:style-name="T14">] // </text:span><text:span text:style-name="T23">Here we are getting the value of key “hi” in name and getting a boolean value true/false depending on existence of the key</text:span></text:p>
      <text:p text:style-name="P18"><text:span text:style-name="T20">A</text:span><text:span text:style-name="T18">lso we can create map like this,</text:span></text:p>
      <text:p text:style-name="P34">elements := map[string]string</text:p>
      <text:p text:style-name="P34">{ "H": "Hydrogen", "He": "Helium", "Li": "Lithium", "Be": "Beryllium", "B": "Boron", "C": "Carbon", "N": "Nitrogen", "O": "Oxygen", "F": "Fluorine", "Ne": "Neon", }</text:p>
      <text:p text:style-name="P34"/>
      <text:p text:style-name="P19"><text:span text:style-name="T18">//</text:span><text:span text:style-name="T21">Here is an example of nested map</text:span></text:p>
      <text:p text:style-name="P18"><text:span text:style-name="T43">info </text:span><text:span text:style-name="T14">:= </text:span><text:span text:style-name="T54">map</text:span><text:span text:style-name="T14">[</text:span><text:span text:style-name="T54">string</text:span><text:span text:style-name="T14">]</text:span><text:span text:style-name="T54">map</text:span><text:span text:style-name="T14">[</text:span><text:span text:style-name="T54">string</text:span><text:span text:style-name="T14">]</text:span><text:span text:style-name="T54">float32</text:span><text:span text:style-name="T14">{</text:span><text:line-break/><text:span text:style-name="T14"><text:tab/></text:span><text:span text:style-name="T35">"Mobarak"</text:span><text:span text:style-name="T14">: </text:span><text:span text:style-name="T54">map</text:span><text:span text:style-name="T14">[</text:span><text:span text:style-name="T54">string</text:span><text:span text:style-name="T14">]</text:span><text:span text:style-name="T54">float32</text:span><text:span text:style-name="T14">{</text:span><text:line-break/><text:span text:style-name="T14"><text:tab/><text:tab/></text:span><text:span text:style-name="T35">"Age"</text:span><text:span text:style-name="T14">: <text:s/></text:span><text:span text:style-name="T63">24</text:span><text:span text:style-name="T14">,</text:span><text:line-break/><text:span text:style-name="T14"><text:tab/><text:tab/></text:span><text:span text:style-name="T35">"Cgpa"</text:span><text:span text:style-name="T14">: </text:span><text:span text:style-name="T63">3.88</text:span><text:span text:style-name="T14">,</text:span><text:line-break/><text:span text:style-name="T14"><text:tab/>},</text:span><text:line-break/><text:span text:style-name="T14"><text:tab/></text:span><text:span text:style-name="T35">"Sabbir"</text:span><text:span text:style-name="T14">: </text:span><text:span text:style-name="T54">map</text:span><text:span text:style-name="T14">[</text:span><text:span text:style-name="T54">string</text:span><text:span text:style-name="T14">]</text:span><text:span text:style-name="T54">float32</text:span><text:span text:style-name="T14">{</text:span><text:line-break/><text:span text:style-name="T14"><text:tab/><text:tab/></text:span><text:span text:style-name="T35">"Age"</text:span><text:span text:style-name="T14">: <text:s/></text:span><text:span text:style-name="T63">25</text:span><text:span text:style-name="T14">,</text:span><text:line-break/><text:span text:style-name="T14"><text:tab/><text:tab/></text:span><text:span text:style-name="T35">"Cgpa"</text:span><text:span text:style-name="T14">: </text:span><text:span text:style-name="T63">2.12</text:span><text:span text:style-name="T14">,</text:span><text:line-break/><text:span text:style-name="T14"><text:tab/>},</text:span><text:line-break/><text:span text:style-name="T14">}</text:span><text:line-break/><text:span text:style-name="T8">fmt</text:span><text:span text:style-name="T14">.</text:span><text:span text:style-name="T28">Println</text:span><text:span text:style-name="T14">(</text:span><text:span text:style-name="T41">info</text:span><text:span text:style-name="T14">[</text:span><text:span text:style-name="T35">"Mobarak"</text:span><text:span text:style-name="T14">][</text:span><text:span text:style-name="T35">"Age"</text:span><text:span text:style-name="T14">])</text:span></text:p>
      <text:p text:style-name="P18"><text:span text:style-name="T43">info </text:span><text:span text:style-name="T14">:= </text:span><text:span text:style-name="T54">map</text:span><text:span text:style-name="T14">[</text:span><text:span text:style-name="T54">string</text:span><text:span text:style-name="T14">]</text:span><text:span text:style-name="T54">map</text:span><text:span text:style-name="T14">[</text:span><text:span text:style-name="T54">string</text:span><text:span text:style-name="T14">]</text:span><text:span text:style-name="T54">float32</text:span><text:span text:style-name="T14">{</text:span><text:line-break/><text:span text:style-name="T14"><text:tab/></text:span><text:span text:style-name="T35">"Mobarak"</text:span><text:span text:style-name="T14">: </text:span><text:span text:style-name="T54">map</text:span><text:span text:style-name="T14">[</text:span><text:span text:style-name="T54">string</text:span><text:span text:style-name="T14">]</text:span><text:span text:style-name="T54">float32</text:span><text:span text:style-name="T14">{</text:span><text:line-break/><text:span text:style-name="T14"><text:tab/><text:tab/></text:span><text:span text:style-name="T35">"Age"</text:span><text:span text:style-name="T14">: <text:s/></text:span><text:span text:style-name="T63">24</text:span><text:span text:style-name="T14">,</text:span><text:line-break/><text:span text:style-name="T14"><text:tab/><text:tab/></text:span><text:span text:style-name="T35">"Cgpa"</text:span><text:span text:style-name="T14">: </text:span><text:span text:style-name="T63">3.88</text:span><text:span text:style-name="T14">,</text:span><text:line-break/><text:span text:style-name="T14"><text:tab/>},</text:span><text:line-break/><text:span text:style-name="T14"><text:tab/></text:span><text:span text:style-name="T35">"Sabbir"</text:span><text:span text:style-name="T14">: </text:span><text:span text:style-name="T54">map</text:span><text:span text:style-name="T14">[</text:span><text:span text:style-name="T54">string</text:span><text:span text:style-name="T14">]</text:span><text:span text:style-name="T54">float32</text:span><text:span text:style-name="T14">{</text:span><text:line-break/><text:span text:style-name="T14"><text:tab/><text:tab/></text:span><text:span text:style-name="T35">"Age"</text:span><text:span text:style-name="T14">: <text:s/></text:span><text:span text:style-name="T63">25</text:span><text:span text:style-name="T14">,</text:span><text:line-break/><text:span text:style-name="T14"><text:tab/><text:tab/></text:span><text:span text:style-name="T35">"Cgpa"</text:span><text:span text:style-name="T14">: </text:span><text:span text:style-name="T63">2.12</text:span><text:span text:style-name="T14">,</text:span><text:line-break/><text:span text:style-name="T14"><text:tab/>},</text:span><text:line-break/><text:span text:style-name="T14">}</text:span><text:line-break/><text:span text:style-name="T8">fmt</text:span><text:span text:style-name="T14">.</text:span><text:span text:style-name="T28">Println</text:span><text:span text:style-name="T14">(</text:span><text:span text:style-name="T41">info</text:span><text:span text:style-name="T14">[</text:span><text:span text:style-name="T35">"Mobarak"</text:span><text:span text:style-name="T14">][</text:span><text:span text:style-name="T35">"Age"</text:span><text:span text:style-name="T14">])</text:span><text:line-break/><text:span text:style-name="T41">name1</text:span><text:span text:style-name="T14">, </text:span><text:span text:style-name="T41">ok </text:span><text:span text:style-name="T14">:= </text:span><text:span text:style-name="T41">info</text:span><text:span text:style-name="T14">[</text:span><text:span text:style-name="T35">"Mobarak"</text:span><text:span text:style-name="T14">]</text:span><text:line-break/><text:span text:style-name="T8">fmt</text:span><text:span text:style-name="T14">.</text:span><text:span text:style-name="T28">Println</text:span><text:span text:style-name="T14">(</text:span><text:span text:style-name="T41">name1</text:span><text:span text:style-name="T14">[</text:span><text:span text:style-name="T35">"Age"</text:span><text:span text:style-name="T14">], </text:span><text:span text:style-name="T41">ok</text:span><text:span text:style-name="T14">)</text:span></text:p>
      <text:p text:style-name="P43"><text:span text:style-name="T24"/></text:p>
      <text:p text:style-name="P43"><text:soft-page-break/><text:span text:style-name="T24">Pointer:</text:span></text:p>
      <text:p text:style-name="P41"><text:span text:style-name="T47">x </text:span><text:span text:style-name="T24">:= </text:span><text:span text:style-name="T64">0</text:span><text:line-break/><text:span text:style-name="T24">ptr :=&amp;x</text:span></text:p>
      <text:p text:style-name="P41"><text:span text:style-name="T24">//Both of them are same</text:span><text:line-break/><text:span text:style-name="T47">ptr </text:span><text:span text:style-name="T24">:= </text:span><text:span text:style-name="T71">new</text:span><text:span text:style-name="T24">(</text:span><text:span text:style-name="T57">int</text:span><text:span text:style-name="T24">)</text:span><text:line-break/><text:span text:style-name="T9">fmt</text:span><text:span text:style-name="T24">.</text:span><text:span text:style-name="T29">Println</text:span><text:span text:style-name="T24">(*</text:span><text:span text:style-name="T47">ptr</text:span><text:span text:style-name="T24">)</text:span></text:p>
      <text:p text:style-name="P41"><text:span text:style-name="T24">//</text:span><text:span text:style-name="T26">This Is also same</text:span></text:p>
      <text:p text:style-name="P41"><text:span text:style-name="T57">var </text:span><text:span text:style-name="T47">pptr </text:span><text:span text:style-name="T24">*</text:span><text:span text:style-name="T57">int</text:span><text:span text:style-name="T24"><text:line-break/></text:span><text:span text:style-name="T47">x </text:span><text:span text:style-name="T24">:= </text:span><text:span text:style-name="T64">5</text:span><text:span text:style-name="T24"><text:line-break/></text:span><text:span text:style-name="T47">pptr </text:span><text:span text:style-name="T24">= &amp;</text:span><text:span text:style-name="T47">x</text:span></text:p>
      <text:p text:style-name="P41"><text:span text:style-name="T47"/></text:p>
      <text:p text:style-name="P44"><text:span text:style-name="T47">Structs:</text:span></text:p>
      <text:p text:style-name="P42"><text:span text:style-name="T47">//</text:span><text:span text:style-name="T48">Three ways to initialize struct</text:span></text:p>
      <text:p text:style-name="P38"><text:span text:style-name="T60">var </text:span><text:span text:style-name="T51">cir </text:span><text:span text:style-name="T78">Circle</text:span><text:line-break/><text:span text:style-name="T51">cir</text:span><text:span text:style-name="T82">.</text:span><text:span text:style-name="T51">r </text:span><text:span text:style-name="T82">= </text:span><text:span text:style-name="T66">10</text:span><text:line-break/><text:span text:style-name="T12">fmt</text:span><text:span text:style-name="T82">.</text:span><text:span text:style-name="T32">Println</text:span><text:span text:style-name="T82">(</text:span><text:span text:style-name="T51">cir</text:span><text:span text:style-name="T82">)</text:span><text:line-break/><text:line-break/><text:span text:style-name="T60">var </text:span><text:span text:style-name="T51">cir1 </text:span><text:span text:style-name="T82">= </text:span><text:span text:style-name="T74">new</text:span><text:span text:style-name="T82">(</text:span><text:span text:style-name="T78">Circle</text:span><text:span text:style-name="T82">)</text:span><text:line-break/><text:span text:style-name="T51">cir1 </text:span><text:span text:style-name="T82">= &amp;</text:span><text:span text:style-name="T51">cir</text:span><text:line-break/><text:span text:style-name="T12">fmt</text:span><text:span text:style-name="T82">.</text:span><text:span text:style-name="T32">Println</text:span><text:span text:style-name="T82">(*</text:span><text:span text:style-name="T51">cir1</text:span><text:span text:style-name="T82">)</text:span><text:line-break/><text:line-break/><text:span text:style-name="T51">cir3 </text:span><text:span text:style-name="T82">:= </text:span><text:span text:style-name="T78">Circle</text:span><text:span text:style-name="T82">{</text:span><text:span text:style-name="T66">20</text:span><text:span text:style-name="T82">, </text:span><text:span text:style-name="T66">1</text:span><text:span text:style-name="T82">, </text:span><text:span text:style-name="T66">10</text:span><text:span text:style-name="T82">}</text:span><text:line-break/><text:span text:style-name="T12">fmt</text:span><text:span text:style-name="T82">.</text:span><text:span text:style-name="T32">Println</text:span><text:span text:style-name="T82">(</text:span><text:span text:style-name="T51">cir3</text:span><text:span text:style-name="T82">)</text:span></text:p>
      <text:p text:style-name="P34"/>
      <text:p text:style-name="P39">Embedded types:</text:p>
      <text:p text:style-name="P35"><text:span text:style-name="T84">// Here we can see is a relationship with structures</text:span><text:line-break/><text:span text:style-name="T53">type </text:span><text:span text:style-name="T40">Person </text:span><text:span text:style-name="T53">struct </text:span>{<text:line-break/><text:tab/><text:span text:style-name="T40">Name </text:span><text:span text:style-name="T53">string</text:span><text:line-break/>}<text:line-break/><text:line-break/><text:span text:style-name="T53">func </text:span>(<text:span text:style-name="T86">p </text:span>*<text:span text:style-name="T79">Person</text:span>) <text:span text:style-name="T88">Talk</text:span>() {<text:line-break/><text:tab/><text:span text:style-name="T7">fmt</text:span>.<text:span text:style-name="T27">Println</text:span>(<text:span text:style-name="T34">"Hi my name is"</text:span>, <text:span text:style-name="T86">p</text:span>.<text:span text:style-name="T40">Name</text:span>)<text:line-break/>}<text:line-break/><text:line-break/><text:span text:style-name="T53">type </text:span><text:span text:style-name="T40">Android </text:span><text:span text:style-name="T53">struct </text:span>{<text:line-break/><text:tab/><text:span text:style-name="T79">Person</text:span><text:line-break/><text:span text:style-name="T79"><text:tab/></text:span><text:span text:style-name="T40">Model </text:span><text:span text:style-name="T53">string</text:span><text:line-break/>}</text:p>
      <text:p text:style-name="P35"><text:span text:style-name="T40">an </text:span>:= <text:span text:style-name="T75">new</text:span>(<text:span text:style-name="T79">Android</text:span>)<text:line-break/><text:span text:style-name="T40">an</text:span>.<text:span text:style-name="T40">Name </text:span>= <text:span text:style-name="T34">"Mobarak"</text:span><text:line-break/><text:span text:style-name="T40">an</text:span>.<text:span text:style-name="T27">Talk</text:span>()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2:04:01.099089941</meta:creation-date>
    <meta:generator>LibreOffice/7.3.7.2$Linux_X86_64 LibreOffice_project/30$Build-2</meta:generator>
    <dc:date>2023-07-07T18:06:02.917532932</dc:date>
    <meta:editing-duration>PT12H30M35S</meta:editing-duration>
    <meta:editing-cycles>65</meta:editing-cycles>
    <meta:document-statistic meta:table-count="0" meta:image-count="0" meta:object-count="0" meta:page-count="3" meta:paragraph-count="63" meta:word-count="502" meta:character-count="3232" meta:non-whitespace-character-count="2751"/>
  </office:meta>
</office:document-meta>
</file>